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1.889cm" style:rel-column-width="7280*"/>
    </style:style>
    <style:style style:name="Tableau1.C" style:family="table-column">
      <style:table-column-properties style:column-width="1.889cm" style:rel-column-width="7281*"/>
    </style:style>
    <style:style style:name="Tableau1.H" style:family="table-column">
      <style:table-column-properties style:column-width="1.891cm" style:rel-column-width="7287*"/>
    </style:style>
    <style:style style:name="Tableau1.I" style:family="table-column">
      <style:table-column-properties style:column-width="1.891cm" style:rel-column-width="7286*"/>
    </style:style>
    <style:style style:name="Tableau1.A1" style:family="table-cell">
      <style:table-cell-properties fo:padding="0.097cm" fo:border-left="0.002cm solid #000000" fo:border-right="none" fo:border-top="0.002cm solid #000000" fo:border-bottom="0.002cm solid #000000"/>
    </style:style>
    <style:style style:name="Tableau1.I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I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0" style:family="paragraph" style:parent-style-name="Standard">
      <style:text-properties fo:color="#000000" style:font-name="Consolas" fo:font-size="10pt" style:font-name-asian="Consolas" style:font-size-asian="10pt" style:font-name-complex="Consolas" style:font-size-complex="10pt"/>
    </style:style>
    <style:style style:name="P11" style:family="paragraph" style:parent-style-name="Standard">
      <style:text-properties fo:color="#000000" style:font-name="Times New Roman" fo:font-size="12pt" style:font-name-asian="Consolas" style:font-size-asian="12pt" style:font-name-complex="Consolas" style:font-size-complex="12pt"/>
    </style:style>
    <style:style style:name="P12"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13" style:family="paragraph" style:parent-style-name="Standard">
      <style:text-properties fo:font-size="16pt" style:font-size-asian="16pt" style:font-size-complex="16pt"/>
    </style:style>
    <style:style style:name="P14" style:family="paragraph" style:parent-style-name="Standard">
      <style:text-properties fo:font-size="14pt" style:font-size-asian="14pt" style:font-size-complex="14pt"/>
    </style:style>
    <style:style style:name="P15" style:family="paragraph" style:parent-style-name="Standard">
      <style:paragraph-properties fo:text-align="justify" style:justify-single-word="false"/>
    </style:style>
    <style:style style:name="P16" style:family="paragraph" style:parent-style-name="Standard">
      <style:text-properties style:font-name="Times New Roman" fo:font-size="12pt" style:font-size-asian="12pt" style:font-size-complex="12pt"/>
    </style:style>
    <style:style style:name="P17" style:family="paragraph" style:parent-style-name="Table_20_Contents">
      <style:paragraph-properties fo:text-align="center" style:justify-single-word="false"/>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Consolas" style:font-size-asian="12pt" style:font-name-complex="Consolas" style:font-size-complex="12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21" style:family="paragraph" style:parent-style-name="Standard">
      <style:text-properties fo:color="#000000" style:font-name="Consolas" fo:font-size="10pt" style:font-name-asian="Consolas" style:font-size-asian="10pt" style:font-name-complex="Consolas" style:font-size-complex="10pt"/>
    </style:style>
    <style:style style:name="P22" style:family="paragraph" style:parent-style-name="Standard">
      <style:paragraph-properties fo:text-align="justify" style:justify-single-word="false"/>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color="#000000"/>
    </style:style>
    <style:style style:name="T3" style:family="text">
      <style:text-properties fo:font-weight="normal" style:font-weight-asian="normal" style:font-weight-complex="normal"/>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color="#0066c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ster 2 IAGL</text:p>
      <text:p text:style-name="P9">IDL/OPL</text:p>
      <text:p text:style-name="P9"/>
      <text:p text:style-name="P9">Hard and Fun</text:p>
      <text:p text:style-name="P9"/>
      <text:p text:style-name="P9"/>
      <text:p text:style-name="P9">Implement some of Cohen's transformations in Spoon</text:p>
      <text:p text:style-name="P6"/>
      <text:p text:style-name="P2"/>
      <text:p text:style-name="P2"><draw:frame draw:style-name="fr1" draw:name="images1" text:anchor-type="as-char" svg:width="9.089cm" svg:height="4.72cm" draw:z-index="0"><draw:image xlink:href="http://www.univ-lille1.fr/digitalAssets/38/38040_logo-trans.png" xlink:type="simple" xlink:show="embed" xlink:actuate="onLoad"/></draw:frame> </text:p>
      <text:p text:style-name="P2"/>
      <text:p text:style-name="P2"/>
      <text:p text:style-name="P2"/>
      <text:p text:style-name="P2"/>
      <text:p text:style-name="P2"/>
      <text:p text:style-name="P2"/>
      <text:p text:style-name="P2"/>
      <text:p text:style-name="P2"/>
      <text:p text:style-name="P2"/>
      <text:p text:style-name="P8">SCHEPENS Mathieu – VINCENT Thomas</text:p>
      <text:p text:style-name="P12"><text:soft-page-break/>Sommaire</text:p>
      <text:p text:style-name="Standard"/>
      <text:p text:style-name="Standard"/>
      <text:p text:style-name="P7">Introduction</text:p>
      <text:p text:style-name="P13"/>
      <text:p text:style-name="P7">I) Interprétation du sujet</text:p>
      <text:p text:style-name="P14"><text:tab/>a) Instructions équivalentes</text:p>
      <text:p text:style-name="P14"><text:tab/>b) Séquences d'instructions équivalentes</text:p>
      <text:p text:style-name="P14"><text:tab/>c) Réordonnancement des instructions</text:p>
      <text:p text:style-name="P14"><text:tab/>d) Substitution des variables</text:p>
      <text:p text:style-name="P14"><text:tab/>e) Ajout/suppression de sauts</text:p>
      <text:p text:style-name="P14"><text:tab/>f) Ajout/suppression d'appels méthodes</text:p>
      <text:p text:style-name="P14"><text:tab/>g) Insertion d'instructions inutiles</text:p>
      <text:p text:style-name="P14"><text:tab/>h) Encodage du programme</text:p>
      <text:p text:style-name="P14"><text:tab/>i) Simulation</text:p>
      <text:p text:style-name="P14"><text:tab/>j) Construction et exécutions</text:p>
      <text:p text:style-name="P14"><text:tab/>k) Gestion des informations redondantes </text:p>
      <text:p text:style-name="P14"><text:tab/>l) Mixer des séquences d'instructions</text:p>
      <text:p text:style-name="P14"><text:tab/>m) Mutations anti-debugger</text:p>
      <text:p text:style-name="P14"><text:tab/>n) Mix des techniques évoquées ci-avant</text:p>
      <text:p text:style-name="P13"/>
      <text:p text:style-name="P7">II) Transformation effectuées</text:p>
      <text:p text:style-name="P14"><text:tab/>a) Ordonnancement des déclarations de variables</text:p>
      <text:p text:style-name="P14"><text:tab/>b) Création de méthodes/objets fantômes</text:p>
      <text:p text:style-name="P14"><text:tab/>c) Modification des contenus des if/else afin d'en inverser les parties</text:p>
      <text:p text:style-name="P14"><text:tab/>d) Remplacement de types primitifs par des lignes équivalentes</text:p>
      <text:p text:style-name="P14"><text:tab/>e) Indépendances de lignes, exécution parallèle</text:p>
      <text:p text:style-name="P14"><text:tab/>f) Ajout d'une méthode « tampon »</text:p>
      <text:p text:style-name="P14"><text:tab/>g) Remplacement d'un bloc if/else par une méthode</text:p>
      <text:p text:style-name="P13"/>
      <text:p text:style-name="P7">III) Validation des résultats</text:p>
      <text:p text:style-name="P13"/>
      <text:p text:style-name="P7">Conclusion</text:p>
      <text:p text:style-name="Standard"/>
      <text:p text:style-name="Standard"/>
      <text:p text:style-name="Standard"/>
      <text:p text:style-name="Standard"/>
      <text:p text:style-name="Standard"/>
      <text:p text:style-name="Standard"/>
      <text:p text:style-name="Standard"/>
      <text:p text:style-name="Standard"/>
      <text:p text:style-name="P12"><text:soft-page-break/>Introduction</text:p>
      <text:p text:style-name="Standard"/>
      <text:p text:style-name="P15"><text:tab/>En 1993, le Dr Frederick B. Cohen a présenté dans son article scientifique nommé <text:span text:style-name="T4">« O</text:span><text:span text:style-name="T1">perating system protection through program evolution » comment il imagine pouvoir fortifier les systèmes d'exploitations afin de les rendre difficilement attaquables.</text:span></text:p>
      <text:p text:style-name="P3"/>
      <text:p text:style-name="P3"><text:tab/>Dans ce document, il exprime qu'un système ne peut être infaillible, mais que le but du créateur du système doit être d'accroître au maximum le temps nécessaire à un assaillant pour pouvoir franchir les défenses posées lors de la création du système.</text:p>
      <text:p text:style-name="P15"/>
      <text:p text:style-name="P15"><text:tab/>Plus généralement, il liste diverses pistes pour sécuriser au maximum un système (qu'il soit d'exploitation ou logiciel).</text:p>
      <text:p text:style-name="P15"/>
      <text:p text:style-name="P15"><text:tab/>Dans ce rapport seront présentées les modifications Java imaginées pour appliquer les concepts du Dr Cohen. Ces modifications seront appliquées via des règles d'édition de code (appelées Processeurs) développées avec Spoon, afin de fortifier du code Java, de le rendre illisible et difficilement attaquable.</text:p>
      <text:p text:style-name="P15"/>
      <text:p text:style-name="P15"><text:tab/>Ce sujet offre de très nombreuses pistes, mais également pour le challenge technique qu'il apporte dans le cadre de plusieurs transform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oft-page-break/>I) Interprétation du sujet</text:p>
      <text:p text:style-name="Standard"/>
      <text:p text:style-name="P15"><text:tab/>Comme indiqué dans l'introduction, le Dr Cohen évoque de nombreuses pistes dans son document scientifique afin de sécuriser un système.</text:p>
      <text:p text:style-name="P15">Dans cette partie seront étudiées les différentes pistes ainsi que les transformations imaginées afin d'explorer ces pistes. Chaque piste sera écrite en <text:span text:style-name="T5">gras</text:span><text:span text:style-name="T3">, et chaque idée sera représentée par une ligne précédée d'une flèche →.</text:span></text:p>
      <text:p text:style-name="Standard"/>
      <text:p text:style-name="P13">a) Instructions équivalentes</text:p>
      <text:p text:style-name="P5"><text:tab/>Dans cette partie, l'auteur parle de remplacement des instructions en assembleur du programme. En java, il n'est pas aisé de descendre si « bas niveau » en Java, mais certaines idées ont pu en être tirées.</text:p>
      <text:p text:style-name="P15">→ Remplacer une ligne du type « i = i+1 » par « i++ », de même avec d'autres types</text:p>
      <text:p text:style-name="P15"/>
      <text:p text:style-name="P15">Intérêt de cette transformation : changer l'encodage en bytecode de la ligne afin d'en modifier l'apparence pour un lecteur (lecture directe du bytecode ou en cas de décompilation).</text:p>
      <text:p text:style-name="Standard"/>
      <text:p text:style-name="P13">b) Séquences d'instructions équivalentes</text:p>
      <text:p text:style-name="P15"><text:tab/><text:span text:style-name="T5">Cette méthode consiste à remplacer certaines instructions par des instructions équivalentes.</text:span></text:p>
      <text:p text:style-name="P15">→ Remplacer une ligne du type « int i = 1 + 1 » par « int i = (3-2) + (-8+9) », de même avec d'autres types, on peut également remplacer une ligne par plusieurs autres équivalentes.</text:p>
      <text:p text:style-name="P15">→ Remplacement d'un « if(cond) A else B ; » par un « if(!cond) B else A ; »</text:p>
      <text:p text:style-name="P15">→ Remplacement de boucles « for(Object o : list) » par des « for(int i=0;i&lt;list.size();i++) o = list.get(i) »</text:p>
      <text:p text:style-name="P15">→ Remplacer un appel à une méthode par l'appel à une méthode « tampon » pour mélanger les arguments données à l'appel de la méthode initiale.</text:p>
      <text:p text:style-name="Standard"/>
      <text:p text:style-name="P15">Intérêt des transformations : Modifier le code (et donc son impact en Bytecode) afin de rendre complexe la relecture du code par un lecteur.</text:p>
      <text:p text:style-name="Standard"/>
      <text:p text:style-name="P13">c) Réordonnancement des instructions</text:p>
      <text:p text:style-name="P15"><text:tab/><text:span text:style-name="T5">Cette méthode consiste à réordonnancer des instructions si cela est possible.</text:span></text:p>
      <text:p text:style-name="P15">→ Gestion des dépendances entre deux lignes pour les inverser</text:p>
      <text:p text:style-name="P15">→ Gestion des dépendances entre deux lignes pour pouvoir lancer chacune d'elles dans un Thread</text:p>
      <text:p text:style-name="P15"/>
      <text:p text:style-name="P15">Intérêt des transformations : Modifier l'ordre des lignes du code, impactant la structure générale du bytecode, mais ajoutant également des classes Thread, des méthodes, des paramètres, …</text:p>
      <text:p text:style-name="Standard"/>
      <text:p text:style-name="P13">d) Substitution des variables</text:p>
      <text:p text:style-name="P15"><text:tab/><text:span text:style-name="T5">Cette méthode consiste à remplacer des variables par d'autres, ou à en changer l'ordre de déclaration.</text:span></text:p>
      <text:p text:style-name="P15">→ Remplacer un assignement « Object o1 = something ; » par « Object o1 ; … o1=something ; »</text:p>
      <text:p text:style-name="P15"/>
      <text:p text:style-name="P15">Intérêt de cette transformation : changer l'encodage en bytecode de la ligne afin d'en modifier l'apparence pour un lecteur, en changeant également l'adressage des variables.</text:p>
      <text:p text:style-name="Standard"/>
      <text:p text:style-name="P13"><text:soft-page-break/>e) Ajout/suppression de sauts</text:p>
      <text:p text:style-name="P5"><text:tab/>Cette méthode consiste à remplacer les « jump » qui peuvent exister pour en créer des équivalents. Java n'ayant pas de jump, cette partie est prise en compte avec la partie suivante.</text:p>
      <text:p text:style-name="P4"/>
      <text:p text:style-name="P13">f) Ajout/suppression d'appels méthodes</text:p>
      <text:p text:style-name="P15"><text:tab/><text:span text:style-name="T5">Cette méthode consiste à ajouter/supprimer des appels à des méthodes.</text:span></text:p>
      <text:p text:style-name="P15">→ Remplacement d'un appel à une méthode par toutes ses instructions</text:p>
      <text:p text:style-name="P15">→ Remplacement d'une séquence d'instructions par un appel méthode à une méthode qui contient la séquence initiale</text:p>
      <text:p text:style-name="P15"/>
      <text:p text:style-name="P15">Intérêt de cette transformation : changer l'encodage en bytecode d'une séquence de code, ajouter/supprimer des méthodes/variables.</text:p>
      <text:p text:style-name="Standard"/>
      <text:p text:style-name="P13">g) Insertion d'instructions inutiles</text:p>
      <text:p text:style-name="P5"><text:tab/>Cette méthode consiste à ajouter un certain nombre d'appels inutiles afin d'agrandir le nombre de variables/méthodes pour en limiter la compréhension, mais également pour limiter l'impact qu'aurait la modification de l'une d'entre elles de façon aléatoire.</text:p>
      <text:p text:style-name="P15">→ Création de méthodes vides</text:p>
      <text:p text:style-name="P15">→ Création d'appels à des méthodes vides</text:p>
      <text:p text:style-name="P15">→ Création d'objets « fantômes »</text:p>
      <text:p text:style-name="P15">→ Création d'appels chronophages (boucles, …) sans impact autre que temporel</text:p>
      <text:p text:style-name="P15"/>
      <text:p text:style-name="P15">Intérêt de ces transformations : ajouter du contenu inutile qui apparaîtra dans le bytecode, rendant encore plus difficiles les tentatives d'attaque envers le code.</text:p>
      <text:p text:style-name="Standard"/>
      <text:p text:style-name="P13">h) Encodage du programme</text:p>
      <text:p text:style-name="P15"><text:tab/><text:span text:style-name="T5">Dans cette méthode, le Dr Cohen parle de remplacement de séquence par une autre séquence dont la taille est réduite/augmentée.</text:span></text:p>
      <text:p text:style-name="P15"><text:span text:style-name="T5"><text:tab/></text:span>Cette partie est déjà traitée en majorité dans les parties précédentes, elle ne fera donc pas l'objet d'études/analyses ici.</text:p>
      <text:p text:style-name="Standard"/>
      <text:p text:style-name="P13">i) Simulation</text:p>
      <text:p text:style-name="P15"><text:tab/><text:span text:style-name="T5">Ici, le Dr Cohen parle d'encoder les instructions afin d'en décaler les bits par exemple.</text:span></text:p>
      <text:p text:style-name="P15"><text:tab/>Pour la même raison que la partie e) (absence d'équivalence en Java), aucun traitement en rapport avec cette partie n'est effectué .</text:p>
      <text:p text:style-name="Standard"/>
      <text:p text:style-name="P13">j) Construction et exécutions</text:p>
      <text:p text:style-name="P5"><text:tab/>Cette méthode consiste à changer le schéma de construction/exécution du code.</text:p>
      <text:p text:style-name="P15"><text:tab/>Pour la même raison que la partie e) (absence d'équivalence en Java), aucun traitement en rapport avec cette partie n'est effectué .</text:p>
      <text:p text:style-name="Standard"/>
      <text:p text:style-name="P13">k) Gestion des informations redondantes </text:p>
      <text:p text:style-name="P15"><text:tab/><text:span text:style-name="T5">Cette méthode présente surtout des idées concernant des checksum à vérifier.</text:span></text:p>
      <text:p text:style-name="P15">→ Stocker dans une variable le nombre d'octet d'une classe/méthode pour le vérifier au Runtime</text:p>
      <text:p text:style-name="P15">→ Vérifier lors des boucles que l'on se trouve bien à l'indice/la variable où l'on devrait être</text:p>
      <text:p text:style-name="P15"/>
      <text:p text:style-name="P15">Intérêt de ces transformations : vérifier que le code n'a pas été corrompu par une éventuelle modification post-compilation.</text:p>
      <text:p text:style-name="P13"><text:soft-page-break/>l) Mixer des séquences d'instructions</text:p>
      <text:p text:style-name="P15"><text:tab/><text:span text:style-name="T5">Dans cette partie, le Dr Cohen propose de mixer des séquences d'instructions entre elles.</text:span></text:p>
      <text:p text:style-name="P15">→ Mixer deux méthodes si elles sont indépendantes en plaçant les instructions de chacune dans l'ordre de la méthode, mais coupées d'instructions de l'autre méthode</text:p>
      <text:p text:style-name="Standard"/>
      <text:p text:style-name="P15">Intérêt de ces transformations : complexifier la lecture du code, de plus le « mixage » entre deux méthodes pourra être effectué de différentes manières à différents emplacements de l'application.</text:p>
      <text:p text:style-name="Standard"/>
      <text:p text:style-name="P13">m) Mutations anti-debugger</text:p>
      <text:p text:style-name="P5"><text:tab/>Dans cette partie, on parle à nouveau de modifications au niveau assembleur.</text:p>
      <text:p text:style-name="P15"><text:tab/>Pour la même raison que la partie e) (absence d'équivalence en Java), aucun traitement en rapport avec cette partie n'est effectué .</text:p>
      <text:p text:style-name="Standard"/>
      <text:p text:style-name="P13">n) Mix des techniques évoquées ci-avant</text:p>
      <text:p text:style-name="P5"><text:tab/>Dans cette partie, il est simplement proposé de mixer plusieurs des méthodes évoquées précédemment afin de tirer de notre modification un maximum d'avantages.</text:p>
      <text:p text:style-name="P15">→ Mixer les processeurs précédemment créés.</text:p>
      <text:p text:style-name="P15"/>
      <text:p text:style-name="P15">Intérêt de cette transformation : mixer aléatoirement les autres transformations pour en amplifier l'efficacité de façon conséquen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oft-page-break/>II) Transformation effectuées</text:p>
      <text:p text:style-name="Standard"/>
      <text:p text:style-name="P15"><text:tab/>Dans cette partie seront évoquées les transformations mises en place, la description textuelle de celle-ci ainsi qu'un exemple simple de modification effectuée.</text:p>
      <text:p text:style-name="P15"><text:tab/>Dans chaque partie seront présentés les problèmes majeurs rencontrés, et les solutions apportées à ces problèmes.</text:p>
      <text:p text:style-name="P15"/>
      <text:p text:style-name="P13">a) Ordonnancement des déclarations de variables</text:p>
      <text:p text:style-name="Standard"/>
      <text:p text:style-name="P15"><text:tab/>Tout d'abord, <text:s/>le changement d'ordre de déclarations de variables dans le cadre des types primitifs (afin de faire une initialisation à la valeur null en plus) a permis une prise en main de la technologie Spoon tout en modifiant déjà le code écrit en proposant des équivalences à certaines instructions.</text:p>
      <text:p text:style-name="P15"><text:tab/>Le premier problème rencontré est la prise en main de l'outil et des méthodes/classes à utiliser, problème qui s'est réglé seul avec les différents essais effectués.</text:p>
      <text:p text:style-name="P15"><text:tab/>Les variables finales ont également amené des problèmes, celles-ci ayant pour vocation de ne plus changer, cela causait une erreur de leur assigner « NULL » avant de leur assigner leur vrai valeur.</text:p>
      <text:p text:style-name="Standard"/>
      <text:p text:style-name="Standard"><text:tab/>Exemple de transformation :</text:p>
      <table:table table:name="Tableau2" table:style-name="Tableau2">
        <table:table-column table:style-name="Tableau2.A"/>
        <table:table-column table:style-name="Tableau2.B"/>
        <table:table-row>
          <table:table-cell table:style-name="Tableau2.A1" office:value-type="string">
            <text:p text:style-name="P17">Avant</text:p>
          </table:table-cell>
          <table:table-cell table:style-name="Tableau2.B1" office:value-type="string">
            <text:p text:style-name="P17">Après</text:p>
          </table:table-cell>
        </table:table-row>
        <table:table-row>
          <table:table-cell table:style-name="Tableau2.A2" office:value-type="string">
            <text:p text:style-name="P11">public void equivalence()</text:p>
            <text:p text:style-name="P11">{</text:p>
            <text:p text:style-name="P11"><text:s text:c="4"/></text:p>
            <text:p text:style-name="P18"><text:s text:c="4"/>int primitif = 0;</text:p>
            <text:p text:style-name="P18"><text:s text:c="4"/>java.lang.String s = new java.lang.String("Hello");</text:p>
            <text:p text:style-name="P18"><text:s text:c="4"/>final java.lang.String s2 = new java.lang.String("World");</text:p>
            <text:p text:style-name="P18">}</text:p>
          </table:table-cell>
          <table:table-cell table:style-name="Tableau2.B2" office:value-type="string">
            <text:p text:style-name="P11">public void equivalence()</text:p>
            <text:p text:style-name="P11">{</text:p>
            <text:p text:style-name="P18"><text:s text:c="4"/>java.lang.String s = null;</text:p>
            <text:p text:style-name="P18"><text:s text:c="4"/>int primitif = 0;</text:p>
            <text:p text:style-name="P18"><text:s text:c="4"/>s = new java.lang.String("Hello");</text:p>
            <text:p text:style-name="P18"><text:s text:c="4"/></text:p>
            <text:p text:style-name="P18"><text:s text:c="4"/>final java.lang.String s2 = new java.lang.String("World");</text:p>
            <text:p text:style-name="P18">}</text:p>
          </table:table-cell>
        </table:table-row>
      </table:table>
      <text:p text:style-name="P10"/>
      <text:p text:style-name="Standard"/>
      <text:p text:style-name="P13">b) Création de méthodes/objets fantômes</text:p>
      <text:p text:style-name="P15"><text:tab/>Dans cette partie seront créés aléatoirement des objets/méthodes fantômes, cela permettant d'augmenter le nombre d'objets/méthodes déclarés facilement pour perdre un éventuel assaillant dans sa compréhension du code.</text:p>
      <text:p text:style-name="Standard"/>
      <table:table table:name="Tableau3" table:style-name="Tableau3">
        <table:table-column table:style-name="Tableau3.A"/>
        <table:table-column table:style-name="Tableau3.B"/>
        <table:table-row>
          <table:table-cell table:style-name="Tableau3.A1" office:value-type="string">
            <text:p text:style-name="P17">Avant</text:p>
          </table:table-cell>
          <table:table-cell table:style-name="Tableau3.B1" office:value-type="string">
            <text:p text:style-name="P17">Après</text:p>
          </table:table-cell>
        </table:table-row>
        <table:table-row>
          <table:table-cell table:style-name="Tableau3.A2" office:value-type="string">
            <text:p text:style-name="Standard">public void equivalence()</text:p>
            <text:p text:style-name="Table_20_Contents">{</text:p>
            <text:p text:style-name="Table_20_Contents"><text:s text:c="5"/>int i = 10 ;</text:p>
            <text:p text:style-name="Table_20_Contents"><text:s text:c="3"/></text:p>
            <text:p text:style-name="Table_20_Contents"/>
            <text:p text:style-name="Table_20_Contents"/>
            <text:p text:style-name="Table_20_Contents"/>
            <text:p text:style-name="Table_20_Contents"><text:s text:c="5"/>double j = 10 ;</text:p>
            <text:p text:style-name="Table_20_Contents"><text:s text:c="5"/>short s = 10 ;</text:p>
            <text:p text:style-name="Table_20_Contents"><text:soft-page-break/></text:p>
            <text:p text:style-name="Table_20_Contents"/>
            <text:p text:style-name="Table_20_Contents"/>
            <text:p text:style-name="Table_20_Contents"><text:s text:c="5"/>long l = 10 ;</text:p>
            <text:p text:style-name="Table_20_Contents"/>
            <text:p text:style-name="Table_20_Contents"/>
            <text:p text:style-name="Table_20_Contents"><text:s text:c="5"/>char c = 10 ;</text:p>
            <text:p text:style-name="Table_20_Contents">}</text:p>
          </table:table-cell>
          <table:table-cell table:style-name="Tableau3.B2" office:value-type="string">
            <text:p text:style-name="Table_20_Contents">public void equivalence()</text:p>
            <text:p text:style-name="Table_20_Contents">{<text:line-break/> int i = 10;<text:line-break/> int caa950400_6370_48e1_86aa_33a9c4c3d188 = -549113325;<text:line-break/> mff7e2295_b1f5_4389_ac85_5a341440b3fa();<text:line-break/> </text:p>
            <text:p text:style-name="Table_20_Contents"><text:s/>double j = 10;<text:line-break/> short s = 10;<text:line-break/><text:soft-page-break/> int c4829e09d_12db_49c9_8d82_81f464c415a4 = -1034975604;<text:line-break/> <text:s text:c="7"/>long l = 10;<text:line-break/> <text:s text:c="7"/>me817e92b_2730_4a98_b42a_b5c61ae0cb97();<text:line-break/> <text:s text:c="7"/>char c = 10;<text:line-break/> <text:s text:c="3"/>}</text:p>
            <text:p text:style-name="Table_20_Contents"/>
            <text:p text:style-name="Table_20_Contents">public void me817e92b_2730_4a98_b42a_b5c61ae0cb97() { }<text:line-break/><text:line-break/> <text:s text:c="3"/>public void mff7e2295_b1f5_4389_ac85_5a341440b3fa() { }</text:p>
          </table:table-cell>
        </table:table-row>
      </table:table>
      <text:p text:style-name="Standard"/>
      <text:p text:style-name="Standard"/>
      <text:p text:style-name="P13">c) Modification des contenus des if/else afin d'en inverser les parties</text:p>
      <text:p text:style-name="P15"><text:tab/>Il a ensuite été décidé d'effectuer les modifications de séquences de if/else afin d'inverser les deux parties de ces structures. Cela permettant d'échanger certains éléments de position dans le bytecode, toujours dans le but de modifier la perception que pourrait avoir un assaillant par rapport au code écrit..</text:p>
      <text:p text:style-name="P15"><text:tab/>La difficulté majeure de cette partie a été de faire attention aux conditions des if (afin de n'oublier aucun cas) pour s'assurer que l'interversion était possible.</text:p>
      <text:p text:style-name="P15"><text:tab/>Il a également fallu être attentifs au bytecode généré afin de s'assurer que les optimisations effectuées par la JVM ne rendaient pas la modification inutile. Cette vérification a été rendue possible grâce à une librairie (ASM) utilisée lors de précédentes études.</text:p>
      <text:p text:style-name="Standard"/>
      <text:p text:style-name="Standard"><text:tab/>Exemple de transformation :</text:p>
      <table:table table:name="Tableau4" table:style-name="Tableau4">
        <table:table-column table:style-name="Tableau4.A"/>
        <table:table-column table:style-name="Tableau4.B"/>
        <table:table-row>
          <table:table-cell table:style-name="Tableau4.A1" office:value-type="string">
            <text:p text:style-name="P17">Avant</text:p>
          </table:table-cell>
          <table:table-cell table:style-name="Tableau4.B1" office:value-type="string">
            <text:p text:style-name="P17">Après</text:p>
          </table:table-cell>
        </table:table-row>
        <table:table-row>
          <table:table-cell table:style-name="Tableau4.A2" office:value-type="string">
            <text:p text:style-name="P11">public void testC()</text:p>
            <text:p text:style-name="P11">{</text:p>
            <text:p text:style-name="P11"><text:s text:c="4"/>int i ;</text:p>
            <text:p text:style-name="P18"><text:s text:c="4"/>if(true)</text:p>
            <text:p text:style-name="P18"><text:s text:c="4"/>{</text:p>
            <text:p text:style-name="P18"><text:s text:c="8"/>i = 0 ;</text:p>
            <text:p text:style-name="P18"><text:s text:c="4"/>}</text:p>
            <text:p text:style-name="P18"><text:s text:c="4"/>else</text:p>
            <text:p text:style-name="P18"><text:s text:c="4"/>{</text:p>
            <text:p text:style-name="P18"><text:s text:c="8"/>i = 1 ;</text:p>
            <text:p text:style-name="P18"><text:s text:c="4"/>}</text:p>
            <text:p text:style-name="P18">}</text:p>
          </table:table-cell>
          <table:table-cell table:style-name="Tableau4.B2" office:value-type="string">
            <text:p text:style-name="P11">public void testC()</text:p>
            <text:p text:style-name="P11">{</text:p>
            <text:p text:style-name="P11"><text:s text:c="4"/>int i ;</text:p>
            <text:p text:style-name="P18"><text:s text:c="4"/>if(!(true))</text:p>
            <text:p text:style-name="P18"><text:s text:c="4"/>{</text:p>
            <text:p text:style-name="P18"><text:s text:c="8"/>i = 1 ;</text:p>
            <text:p text:style-name="P18"><text:s text:c="4"/>}</text:p>
            <text:p text:style-name="P18"><text:s text:c="4"/>else</text:p>
            <text:p text:style-name="P18"><text:s text:c="4"/>{</text:p>
            <text:p text:style-name="P18"><text:s text:c="8"/>i = 0 ;</text:p>
            <text:p text:style-name="P18"><text:s text:c="4"/>}</text:p>
            <text:p text:style-name="P18">}</text:p>
          </table:table-cell>
        </table:table-row>
      </table:table>
      <text:p text:style-name="P10"/>
      <text:p text:style-name="P10"/>
      <text:p text:style-name="P10"/>
      <text:p text:style-name="P10"/>
      <text:p text:style-name="P10"/>
      <text:p text:style-name="P10"/>
      <text:p text:style-name="P10"/>
      <text:p text:style-name="P10"/>
      <text:p text:style-name="P13"><text:soft-page-break/>d) Remplacement de types primitifs par des lignes équivalentes</text:p>
      <text:p text:style-name="P15"><text:tab/>Dans cette partie, un assignement d'une variable primitive est remplacé en éléments équivalents.</text:p>
      <text:p text:style-name="P15"><text:tab/>Cette manipulation permet de créer de multiples objets et de complexifier les calculs pour un seul et même assignement, rendant illisible les calculs effectués.</text:p>
      <text:p text:style-name="P15"><text:tab/>Le principal problème dans ce remplacement a été de gérer les optimisations que la JVM peut effectuer, afin de ne pas faire de remplacement inutile : en effet, « int i = 0 ; » et « int i = 1-1 ; » sont compilés en la même séquence en bytecode. Il a donc fallu trouver une solution alternative pour effectuer la même modification (impactant le bytecode cette fois-ci). Une nouvelle fois les modifications de bytecode sont vérifiées via la librairie ASM.</text:p>
      <text:p text:style-name="Standard"/>
      <table:table table:name="Tableau5" table:style-name="Tableau5">
        <table:table-column table:style-name="Tableau5.A"/>
        <table:table-column table:style-name="Tableau5.B"/>
        <table:table-row>
          <table:table-cell table:style-name="Tableau5.A1" office:value-type="string">
            <text:p text:style-name="P17">Avant</text:p>
          </table:table-cell>
          <table:table-cell table:style-name="Tableau5.B1" office:value-type="string">
            <text:p text:style-name="P17">Après</text:p>
          </table:table-cell>
        </table:table-row>
        <table:table-row>
          <table:table-cell table:style-name="Tableau5.A2" office:value-type="string">
            <text:p text:style-name="Table_20_Contents">public void equivalence()</text:p>
            <text:p text:style-name="Table_20_Contents">{</text:p>
            <text:p text:style-name="Table_20_Contents"><text:s text:c="5"/>int i = 10 ;</text:p>
            <text:p text:style-name="Table_20_Contents"><text:s text:c="3"/></text:p>
            <text:p text:style-name="Table_20_Contents"/>
            <text:p text:style-name="Table_20_Contents"/>
            <text:p text:style-name="Table_20_Contents"><text:s text:c="5"/>double j = 10 ;</text:p>
            <text:p text:style-name="Table_20_Contents"/>
            <text:p text:style-name="Table_20_Contents"/>
            <text:p text:style-name="Table_20_Contents"/>
            <text:p text:style-name="Table_20_Contents"/>
            <text:p text:style-name="Table_20_Contents"/>
            <text:p text:style-name="Table_20_Contents"><text:s text:c="5"/>short s = 10 ;</text:p>
            <text:p text:style-name="Table_20_Contents"/>
            <text:p text:style-name="Table_20_Contents"/>
            <text:p text:style-name="Table_20_Contents"/>
            <text:p text:style-name="Table_20_Contents"/>
            <text:p text:style-name="Table_20_Contents"/>
            <text:p text:style-name="Table_20_Contents"/>
            <text:p text:style-name="Table_20_Contents"><text:s text:c="5"/>long l = 10 ;</text:p>
            <text:p text:style-name="Table_20_Contents"/>
            <text:p text:style-name="Table_20_Contents"><text:s text:c="5"/>char c = 10 ;</text:p>
            <text:p text:style-name="Table_20_Contents">}</text:p>
          </table:table-cell>
          <table:table-cell table:style-name="Tableau5.B2" office:value-type="string">
            <text:p text:style-name="Table_20_Contents">public void equivalence()</text:p>
            <text:p text:style-name="Table_20_Contents">{<text:line-break/> int i = (int)((Double.parseDouble("0.22793684022206107"))+(9.77206315977794));</text:p>
            <text:p text:style-name="Table_20_Contents"><text:line-break/> double j = (double)((int)(((Double.parseDouble("0.027860853477475023"))*(19.32002743859031))-((Double.parseDouble("0.2804815496621601"))-(9.742209096014797))));<text:line-break/></text:p>
            <text:p text:style-name="Table_20_Contents"><text:s text:c="8"/>short s = (short)((int)(((Double.parseDouble("0.22333656914645672"))-(-0.19122456425164214))*((Double.parseDouble("0.8431901368109699"))-(-23.278704547409465))));<text:line-break/></text:p>
            <text:p text:style-name="Table_20_Contents"><text:s text:c="8"/>long l = 10;<text:line-break/></text:p>
            <text:p text:style-name="Table_20_Contents"><text:s text:c="8"/>char c = 10;<text:line-break/> <text:s text:c="3"/>}</text:p>
          </table:table-cell>
        </table:table-row>
      </table:table>
      <text:p text:style-name="Standard"/>
      <text:p text:style-name="Standard"/>
      <text:p text:style-name="P13">e) Indépendances de lignes, exécution parallèle</text:p>
      <text:p text:style-name="P15"><text:tab/>Dans cette partie, deux lignes successives sont analysées succinctement afin de déterminer si elles sont indépendantes (pas de même paramètre passé pour les deux lignes) pour les lancer de façon parallèle. Cela a pour avantage de paralléliser un peu ces appels, mais également de créer à nouveau des classes/méthodes/variables supplémentaire. Le tout permettant de complexifier de manière importante le bytecode généré.</text:p>
      <text:p text:style-name="P15"><text:tab/>Les problèmes rencontrés ont été multiples.</text:p>
      <text:p text:style-name="P15"><text:tab/>Tout d'abord la gestion des types paramétrés qui n'avait pas été prévue au départ.</text:p>
      <text:p text:style-name="P15"><text:tab/>Ensuite, il a fallu penser à « propager » les variables en créant les classes Thread (afin de pouvoir modifier une variable dans le Thread en question). Cette propagation devait également prendre en compte si la variable impactée par le Thread était initialisée ou non (en Java, impossible de faire « int i ; new MyClass(i) »).</text:p>
      <text:p text:style-name="P15"><text:soft-page-break/><text:tab/>Enfin, il a fallu se rendre à l'évidence qu'il était très difficile de propager des appels méthodes, et donc se limiter aux lignes de type « int a = b + c + 5 ».</text:p>
      <text:p text:style-name="Standard"/>
      <table:table table:name="Tableau6" table:style-name="Tableau6">
        <table:table-column table:style-name="Tableau6.A"/>
        <table:table-column table:style-name="Tableau6.B"/>
        <table:table-row>
          <table:table-cell table:style-name="Tableau6.A1" office:value-type="string">
            <text:p text:style-name="P17">Avant</text:p>
          </table:table-cell>
          <table:table-cell table:style-name="Tableau6.B1" office:value-type="string">
            <text:p text:style-name="P17">Après</text:p>
          </table:table-cell>
        </table:table-row>
        <table:table-row>
          <table:table-cell table:style-name="Tableau6.A2" office:value-type="string">
            <text:p text:style-name="P11">public void testE1()</text:p>
            <text:p text:style-name="P11">{</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 text:c="8"/>int a = 0;</text:p>
            <text:p text:style-name="P18"><text:s text:c="8"/>int b;</text:p>
            <text:p text:style-name="P18"><text:s text:c="8"/>java.lang.String i;</text:p>
            <text:p text:style-name="P18"/>
            <text:p text:style-name="P18"/>
            <text:p text:style-name="P18"/>
            <text:p text:style-name="P18"/>
            <text:p text:style-name="P18"/>
            <text:p text:style-name="P18"/>
            <text:p text:style-name="P18"/>
            <text:p text:style-name="P18"/>
            <text:p text:style-name="P18"/>
            <text:p text:style-name="P18"/>
            <text:p text:style-name="P18"><text:s text:c="8"/>b = 0;</text:p>
            <text:p text:style-name="P18"><text:s text:c="8"/>i = a + " - ";</text:p>
            <text:p text:style-name="P18">}</text:p>
            <text:p text:style-name="P16"/>
            <text:p text:style-name="P16"/>
            <text:p text:style-name="P16"/>
            <text:p text:style-name="P16"/>
            <text:p text:style-name="P16"><text:soft-page-break/></text:p>
            <text:p text:style-name="P16"/>
            <text:p text:style-name="P16"/>
          </table:table-cell>
          <table:table-cell table:style-name="Tableau6.B2" office:value-type="string">
            <text:p text:style-name="P11">public void testE1() </text:p>
            <text:p text:style-name="P11">{</text:p>
            <text:p text:style-name="P18"><text:s text:c="8"/>class Thread2 extends java.lang.Thread {</text:p>
            <text:p text:style-name="P18"><text:s text:c="12"/>Thread2(int a) {</text:p>
            <text:p text:style-name="P18"><text:s text:c="16"/>this.a=a;</text:p>
            <text:p text:style-name="P18"><text:s text:c="12"/>}</text:p>
            <text:p text:style-name="P19"/>
            <text:p text:style-name="P18"><text:s text:c="12"/>java.lang.String i;</text:p>
            <text:p text:style-name="P19"/>
            <text:p text:style-name="P18"><text:s text:c="12"/>int a;</text:p>
            <text:p text:style-name="P19"/>
            <text:p text:style-name="P18"><text:s text:c="12"/>public void run() {</text:p>
            <text:p text:style-name="P18"><text:s text:c="16"/>i = a + " - ";</text:p>
            <text:p text:style-name="P18"><text:s text:c="12"/>}</text:p>
            <text:p text:style-name="P18"><text:s text:c="8"/>}</text:p>
            <text:p text:style-name="P18"><text:s text:c="8"/>class Thread1 extends java.lang.Thread {</text:p>
            <text:p text:style-name="P18"><text:s text:c="12"/>Thread1() {</text:p>
            <text:p text:style-name="P18"><text:s text:c="12"/>}</text:p>
            <text:p text:style-name="P19"/>
            <text:p text:style-name="P18"><text:s text:c="12"/>int b;</text:p>
            <text:p text:style-name="P19"/>
            <text:p text:style-name="P18"><text:s text:c="12"/>public void run() {</text:p>
            <text:p text:style-name="P18"><text:s text:c="16"/>b = 0;</text:p>
            <text:p text:style-name="P18"><text:s text:c="12"/>}</text:p>
            <text:p text:style-name="P18"><text:s text:c="8"/>}</text:p>
            <text:p text:style-name="P18"><text:s text:c="8"/>int a = 0;</text:p>
            <text:p text:style-name="P18"><text:s text:c="8"/>int b;</text:p>
            <text:p text:style-name="P18"><text:s text:c="8"/>java.lang.String i;</text:p>
            <text:p text:style-name="P18"><text:s text:c="8"/>Thread1 tThread1 = new Thread1();</text:p>
            <text:p text:style-name="P18"><text:s text:c="8"/>tThread1.start();</text:p>
            <text:p text:style-name="P18"><text:s text:c="8"/>Thread2 tThread2 = new Thread2(a);</text:p>
            <text:p text:style-name="P18"><text:s text:c="8"/>tThread2.start();</text:p>
            <text:p text:style-name="P18"><text:s text:c="8"/>try {</text:p>
            <text:p text:style-name="P18"><text:s text:c="12"/>tThread1.join();</text:p>
            <text:p text:style-name="P18"><text:s text:c="12"/>tThread2.join();</text:p>
            <text:p text:style-name="P19"><text:span text:style-name="T2"><text:s text:c="8"/>} catch (</text:span><text:span text:style-name="T6">java.lang.InterruptedException</text:span><text:span text:style-name="T2"> e) {</text:span></text:p>
            <text:p text:style-name="P18"><text:s text:c="12"/>e.printStackTrace();</text:p>
            <text:p text:style-name="P18"><text:s text:c="8"/>}</text:p>
            <text:p text:style-name="P18"><text:s text:c="8"/>b=tThread1.b;</text:p>
            <text:p text:style-name="P18"><text:s text:c="8"/>i=tThread2.i;</text:p>
            <text:p text:style-name="P18"><text:s text:c="4"/>}</text:p>
          </table:table-cell>
        </table:table-row>
        <table:table-row>
          <table:table-cell table:style-name="Tableau6.A2" office:value-type="string">
            <text:p text:style-name="P11">public void testE2()</text:p>
            <text:p text:style-name="P11">{</text:p>
            <text:p text:style-name="P18"/>
            <text:p text:style-name="P18"/>
            <text:p text:style-name="P18"/>
            <text:p text:style-name="P18"/>
            <text:p text:style-name="P18"/>
            <text:p text:style-name="P18"/>
            <text:p text:style-name="P18"/>
            <text:p text:style-name="P18"/>
            <text:p text:style-name="P18"/>
            <text:p text:style-name="P18"><text:s text:c="8"/>int a = 0;</text:p>
            <text:p text:style-name="P18"><text:s text:c="8"/>int b;</text:p>
            <text:p text:style-name="P18"><text:s text:c="8"/>java.lang.String i;</text:p>
            <text:p text:style-name="P18"/>
            <text:p text:style-name="P18"/>
            <text:p text:style-name="P18"/>
            <text:p text:style-name="P18"/>
            <text:p text:style-name="P18"/>
            <text:p text:style-name="P18"/>
            <text:p text:style-name="P18"/>
            <text:p text:style-name="P18"><text:s text:c="8"/>b = 1;</text:p>
            <text:p text:style-name="P18"><text:s text:c="8"/>i = a + (test());</text:p>
            <text:p text:style-name="P18">}</text:p>
          </table:table-cell>
          <table:table-cell table:style-name="Tableau6.B2" office:value-type="string">
            <text:p text:style-name="P11">public void testE()</text:p>
            <text:p text:style-name="P11">{</text:p>
            <text:p text:style-name="P18"><text:s text:c="8"/>class Thread1 extends java.lang.Thread {</text:p>
            <text:p text:style-name="P18"><text:s text:c="12"/>Thread1() {</text:p>
            <text:p text:style-name="P18"><text:s text:c="12"/>}</text:p>
            <text:p text:style-name="P18"><text:s text:c="12"/>int b;</text:p>
            <text:p text:style-name="P19"/>
            <text:p text:style-name="P18"><text:s text:c="12"/>public void run() {</text:p>
            <text:p text:style-name="P18"><text:s text:c="16"/>b = 1;</text:p>
            <text:p text:style-name="P18"><text:s text:c="12"/>}</text:p>
            <text:p text:style-name="P18"><text:s text:c="8"/>}</text:p>
            <text:p text:style-name="P18"><text:s text:c="8"/>int a = 0;</text:p>
            <text:p text:style-name="P18"><text:s text:c="8"/>int b;</text:p>
            <text:p text:style-name="P18"><text:s text:c="8"/>java.lang.String i;</text:p>
            <text:p text:style-name="P18"><text:s text:c="8"/>Thread1 tThread1 = new Thread1();</text:p>
            <text:p text:style-name="P18"><text:s text:c="8"/>tThread1.start();</text:p>
            <text:p text:style-name="P18"><text:s text:c="8"/>try {</text:p>
            <text:p text:style-name="P18"><text:s text:c="12"/>tThread1.join();</text:p>
            <text:p text:style-name="P19"><text:span text:style-name="T2"><text:s text:c="8"/>} catch (</text:span><text:span text:style-name="T6">java.lang.InterruptedException</text:span><text:span text:style-name="T2"> e) {</text:span></text:p>
            <text:p text:style-name="P18"><text:s text:c="12"/>e.printStackTrace();</text:p>
            <text:p text:style-name="P18"><text:s text:c="8"/>}</text:p>
            <text:p text:style-name="P18"><text:s text:c="8"/>b=tThread1.b;</text:p>
            <text:p text:style-name="P18"><text:s text:c="8"/>i = a + (test());</text:p>
            <text:p text:style-name="P18"><text:s text:c="4"/>}</text:p>
          </table:table-cell>
        </table:table-row>
      </table:table>
      <text:p text:style-name="P10"/>
      <text:p text:style-name="P10"/>
      <text:p text:style-name="P13">f) Ajout d'une méthode « tampon »</text:p>
      <text:p text:style-name="P15"><text:tab/>Dans cette partie, une méthode « tampon » permettant de remplacer un appel à une méthode A par un appel à une méthode tampon B, cet appel tampon faisant juste en sorte de modifier l'ordre des paramètres passés à la méthode A via la méthode B.</text:p>
      <text:p text:style-name="P15"><text:tab/>Cette méthode permet de troubler un éventuel lecteur en modifiant l'ordre des paramètres passés à une méthode. Pour effectuer cela de manière propre, il a été décidé d'ajouter une méthode « tampon » permettant une liaison facile entre les nouveaux appels et l'ancienne méthode.</text:p>
      <text:p text:style-name="Standard"><text:tab/>Cette méthode n'a pu être en place en raison de problèmes avec la librairie Spoon (voir partie Valid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oft-page-break/>g) Remplacement d'un bloc if/else par une méthode</text:p>
      <text:p text:style-name="P15"><text:tab/></text:p>
      <text:p text:style-name="P15"><text:tab/>Dans cette partie, dans le cadre d'un if/else, le contenu du if est remplacé par une méthode (présentant ses instructions), de même pour la partie else. Les bons paramètres aux méthodes afin de s'assurer du traitement correct des séquences d'instructions initiales.</text:p>
      <text:p text:style-name="P15"><text:tab/>Cette méthode propose l'intérêt de remplacer les statements des blocs du if/else par des méthodes qui effectuent les appels équivalents, permettant de rajouter de la « distance » entre if/else et code appliqué.</text:p>
      <text:p text:style-name="Standard"/>
      <table:table table:name="Tableau8" table:style-name="Tableau8">
        <table:table-column table:style-name="Tableau8.A"/>
        <table:table-column table:style-name="Tableau8.B"/>
        <table:table-row>
          <table:table-cell table:style-name="Tableau8.A1" office:value-type="string">
            <text:p text:style-name="P17">Avant</text:p>
          </table:table-cell>
          <table:table-cell table:style-name="Tableau8.B1" office:value-type="string">
            <text:p text:style-name="P17">Après</text:p>
          </table:table-cell>
        </table:table-row>
        <table:table-row>
          <table:table-cell table:style-name="Tableau8.A2" office:value-type="string">
            <text:p text:style-name="Table_20_Contents">public void equivalenceInstr()</text:p>
            <text:p text:style-name="Table_20_Contents">{<text:line-break/> int i=10;<text:line-break/> double j=10;<text:line-break/> short s=10;<text:line-break/> long l=10;<text:line-break/> char c=10;<text:line-break/><text:line-break/> </text:p>
            <text:p text:style-name="Table_20_Contents"/>
            <text:p text:style-name="Table_20_Contents"><text:s/>if(i==0)</text:p>
            <text:p text:style-name="Table_20_Contents"><text:s text:c="2"/>{<text:line-break/><text:tab/>System.out.println("i ok");<text:line-break/> <text:s/>}<text:line-break/> <text:s/>else</text:p>
            <text:p text:style-name="Table_20_Contents"><text:s text:c="2"/>{ </text:p>
            <text:p text:style-name="Table_20_Contents"><text:s text:c="2"/><text:tab/>System.out.println("other");<text:line-break/> <text:s/>}<text:line-break/>}</text:p>
          </table:table-cell>
          <table:table-cell table:style-name="Tableau8.B2" office:value-type="string">
            <text:p text:style-name="Table_20_Contents">public void equivalenceInstr()</text:p>
            <text:p text:style-name="Table_20_Contents">{<text:line-break/> <text:s text:c="7"/>int i = 10;<text:line-break/> <text:s text:c="7"/>double j = 10;<text:line-break/> <text:s text:c="7"/>short s = 10;<text:line-break/> <text:s text:c="7"/>long l = 10;<text:line-break/> <text:s text:c="7"/>char c = 10;<text:line-break/> <text:s text:c="7"/>int ca5d4d369_b627_44a2_ab5c_c28b00755cc9=(Boolean.compare(false,(i == 0))+1)%2;</text:p>
            <text:p text:style-name="Table_20_Contents">try</text:p>
            <text:p text:style-name="Table_20_Contents">{</text:p>
            <text:p text:style-name="Table_20_Contents">this.getClass().getMethod("mb36b758c_bd61_48f0_b8c6_75b70baf3f29_"+ca5d4d369_b627_44a2_ab5c_c28b00755cc9).invoke(this);</text:p>
            <text:p text:style-name="Table_20_Contents">}</text:p>
            <text:p text:style-name="Table_20_Contents">catch(Exception e)</text:p>
            <text:p text:style-name="Table_20_Contents">{</text:p>
            <text:p text:style-name="Table_20_Contents"><text:s text:c="4"/>e.printStackTrace();};<text:line-break/>}<text:line-break/><text:line-break/> public void mb36b758c_bd61_48f0_b8c6_75b70baf3f29_0()</text:p>
            <text:p text:style-name="Table_20_Contents">{<text:line-break/> java.lang.System.out.println("i ok");<text:line-break/>}<text:line-break/><text:line-break/> public void mb36b758c_bd61_48f0_b8c6_75b70baf3f29_1()</text:p>
            <text:p text:style-name="Table_20_Contents">{<text:line-break/> <text:s text:c="7"/>java.lang.System.out.println("other");<text:line-break/>}</text:p>
          </table:table-cell>
        </table:table-row>
      </table:table>
      <text:p text:style-name="Standard"/>
      <text:p text:style-name="Standard"/>
      <text:p text:style-name="Standard"/>
      <text:p text:style-name="Standard"/>
      <text:p text:style-name="Standard"/>
      <text:p text:style-name="P12"><text:soft-page-break/>III) Validation des résultats</text:p>
      <text:p text:style-name="Standard"><text:tab/></text:p>
      <text:p text:style-name="P15"><text:tab/>Afin de valider les modifications effectuées par les processeurs développées, le contenu de « Apache Collections » a été récupéré afin d'en modifier le code et d'assurer que le nombre de tests unitaires validés reste identique.</text:p>
      <text:p text:style-name="P15"/>
      <text:p text:style-name="P15"><text:tab/>Dans cette partie, le principal problème s'est posé avec la partie concernant le threading d'instructions indépendantes.</text:p>
      <text:p text:style-name="P15"><text:tab/>En effet, le trop grand nombre de classes étendant Thread créées au départ créaient des « Java heap space exception » sur des machines peu performantes, il a alors fallu mieux gérer les consommations de ce processeur.</text:p>
      <text:p text:style-name="Standard"/>
      <text:p text:style-name="Standard"/>
      <table:table table:name="Tableau1" table:style-name="Tableau1">
        <table:table-column table:style-name="Tableau1.A" table:number-columns-repeated="2"/>
        <table:table-column table:style-name="Tableau1.C"/>
        <table:table-column table:style-name="Tableau1.A" table:number-columns-repeated="2"/>
        <table:table-column table:style-name="Tableau1.C"/>
        <table:table-column table:style-name="Tableau1.A"/>
        <table:table-column table:style-name="Tableau1.H"/>
        <table:table-column table:style-name="Tableau1.I"/>
        <table:table-row>
          <table:table-cell table:style-name="Tableau1.A1" office:value-type="string">
            <text:p text:style-name="P17">Processeur</text:p>
          </table:table-cell>
          <table:table-cell table:style-name="Tableau1.A1" office:value-type="string">
            <text:p text:style-name="P17">NON</text:p>
          </table:table-cell>
          <table:table-cell table:style-name="Tableau1.A1" office:value-type="string">
            <text:p text:style-name="P17">a</text:p>
          </table:table-cell>
          <table:table-cell table:style-name="Tableau1.A1" office:value-type="string">
            <text:p text:style-name="P17">b</text:p>
          </table:table-cell>
          <table:table-cell table:style-name="Tableau1.A1" office:value-type="string">
            <text:p text:style-name="P17">c</text:p>
          </table:table-cell>
          <table:table-cell table:style-name="Tableau1.A1" office:value-type="string">
            <text:p text:style-name="P17">d</text:p>
          </table:table-cell>
          <table:table-cell table:style-name="Tableau1.A1" office:value-type="string">
            <text:p text:style-name="P17">e</text:p>
          </table:table-cell>
          <table:table-cell table:style-name="Tableau1.A1" office:value-type="string">
            <text:p text:style-name="P17">f</text:p>
          </table:table-cell>
          <table:table-cell table:style-name="Tableau1.I1" office:value-type="string">
            <text:p text:style-name="P17">g</text:p>
          </table:table-cell>
        </table:table-row>
        <table:table-row>
          <table:table-cell table:style-name="Tableau1.A2" office:value-type="string">
            <text:p text:style-name="P17">Nb tests OK</text:p>
          </table:table-cell>
          <table:table-cell table:style-name="Tableau1.B2" office:value-type="float" office:value="13677">
            <text:p text:style-name="P17">13677</text:p>
          </table:table-cell>
          <table:table-cell table:style-name="Tableau1.B2" office:value-type="float" office:value="13677">
            <text:p text:style-name="P17">13677</text:p>
          </table:table-cell>
          <table:table-cell table:style-name="Tableau1.B2" office:value-type="float" office:value="13677">
            <text:p text:style-name="P17">13677</text:p>
          </table:table-cell>
          <table:table-cell table:style-name="Tableau1.B2" office:value-type="float" office:value="13677">
            <text:p text:style-name="P17">13677</text:p>
          </table:table-cell>
          <table:table-cell table:style-name="Tableau1.B2" office:value-type="float" office:value="13677">
            <text:p text:style-name="P17">13677</text:p>
          </table:table-cell>
          <table:table-cell table:style-name="Tableau1.B2" office:value-type="float" office:value="195">
            <text:p text:style-name="P17">195</text:p>
          </table:table-cell>
          <table:table-cell table:style-name="Tableau1.B2" office:value-type="float" office:value="0">
            <text:p text:style-name="P17">0</text:p>
          </table:table-cell>
          <table:table-cell table:style-name="Tableau1.I2" office:value-type="float" office:value="0">
            <text:p text:style-name="P17">0</text:p>
          </table:table-cell>
        </table:table-row>
        <table:table-row>
          <table:table-cell table:style-name="Tableau1.A2" office:value-type="string">
            <text:p text:style-name="P17">Nb tests NOK</text:p>
          </table:table-cell>
          <table:table-cell table:style-name="Tableau1.B2" office:value-type="float" office:value="0">
            <text:p text:style-name="P17">0</text:p>
          </table:table-cell>
          <table:table-cell table:style-name="Tableau1.B2" office:value-type="float" office:value="0">
            <text:p text:style-name="P17">0</text:p>
          </table:table-cell>
          <table:table-cell table:style-name="Tableau1.B2" office:value-type="float" office:value="0">
            <text:p text:style-name="P17">0</text:p>
          </table:table-cell>
          <table:table-cell table:style-name="Tableau1.B2" office:value-type="float" office:value="0">
            <text:p text:style-name="P17">0</text:p>
          </table:table-cell>
          <table:table-cell table:style-name="Tableau1.B2" office:value-type="float" office:value="0">
            <text:p text:style-name="P17">0</text:p>
          </table:table-cell>
          <table:table-cell table:style-name="Tableau1.B2" office:value-type="float" office:value="5">
            <text:p text:style-name="P17">5</text:p>
          </table:table-cell>
          <table:table-cell table:style-name="Tableau1.B2" office:value-type="float" office:value="0">
            <text:p text:style-name="P17">0</text:p>
          </table:table-cell>
          <table:table-cell table:style-name="Tableau1.I2" office:value-type="float" office:value="0">
            <text:p text:style-name="P17">0</text:p>
          </table:table-cell>
        </table:table-row>
      </table:table>
      <text:p text:style-name="Standard"/>
      <text:p text:style-name="P15"><text:tab/>Quatre des sept processeurs s'avèrent effectifs et fonctionnels sur des projets à grande échelle.</text:p>
      <text:p text:style-name="P15"/>
      <text:p text:style-name="P15"><text:tab/>Celui créant des threads (e) connaît des échecs durant les tests : les instructions « thread.join() » mises en place dans le code causent des blocages dans l'exécution des tests unitaires.</text:p>
      <text:p text:style-name="P15"/>
      <text:p text:style-name="P15"><text:tab/>En ce qui concerne celui mettant en place une méthode tampon, la librairie spoon nous oppose une NullPointerException dont la source reste à déterminer avec les développeurs de l'API.</text:p>
      <text:p text:style-name="P15"/>
      <text:p text:style-name="P15"><text:tab/>Celui mettant en place des appels méthodes pour remplacer les blocs if/else (g) n'est pas tout à fait fonctionnel : à grande échelle, on rencontre le problème de pouvoir détecter efficacement les bonnes variables appelées et à savoir ce à quoi elles correspondent dans une méthode, l'implémentation pour les méthodes statiques reste à effectuer, mais la détection de statements atteignables est fonctionnelle.</text:p>
      <text:p text:style-name="P12"/>
      <text:p text:style-name="P12"/>
      <text:p text:style-name="P12"/>
      <text:p text:style-name="P12"/>
      <text:p text:style-name="P12"/>
      <text:p text:style-name="P12"><text:soft-page-break/></text:p>
      <text:p text:style-name="P12">Conclusion</text:p>
      <text:p text:style-name="Standard"/>
      <text:p text:style-name="P15"><text:tab/>En conclusion, ce TP s'est avéré très enrichissant en ce qui concerne la découverte de Spoon, qui s'avère être un outil très puissant et offrant de larges possibilités en ce qui concerne le code Java.</text:p>
      <text:p text:style-name="P15"><text:tab/></text:p>
      <text:p text:style-name="P15"><text:tab/>Nous avons rencontrés divers problèmes qui se sont avérés être de vrais défis personnels afin d'améliorer nos processeurs et leur aptitude à modifier correctement le code.</text:p>
      <text:p text:style-name="P15"><text:tab/></text:p>
      <text:p text:style-name="P15"><text:tab/>Nombreux ont d'ailleurs été les problèmes qui nous ont donné des rappels à propos des normes ou spécifications Java, ce qui s'est également avéré enrichissant.</text:p>
      <text:p text:style-name="P15"/>
      <text:p text:style-name="P15"><text:tab/>Nous retenons un énorme point positif en ce qui concerne les défis que nous a apportés ce TP, et sommes contents des processeurs fournis, même s'il est évident que nous souhaitions en développer beaucoup plus au départ (comme le démontrent les nombreuses idées présentées au début de ce ra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Schepens</meta:initial-creator>
    <meta:creation-date>2014-11-03T20:50:17.54</meta:creation-date>
    <dc:date>2014-11-05T03:14:03.30</dc:date>
    <dc:creator>Mathieu Schepens</dc:creator>
    <meta:editing-duration>PT13H31M22S</meta:editing-duration>
    <meta:editing-cycles>74</meta:editing-cycles>
    <meta:generator>OpenOffice/4.0.1$Win32 OpenOffice.org_project/401m5$Build-9714</meta:generator>
    <meta:document-statistic meta:table-count="7" meta:image-count="1" meta:object-count="0" meta:page-count="14" meta:paragraph-count="349" meta:word-count="2964" meta:character-count="19960"/>
  </office:meta>
</office:document-meta>
</file>